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ing_20_2">
      <style:text-properties fo:font-variant="normal" fo:text-transform="none" fo:color="#24292f" loext:opacity="100%" style:font-name="apple-system" fo:letter-spacing="normal" fo:font-style="normal" fo:font-weight="normal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4292f" loext:opacity="100%" style:font-name="apple-system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bef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d6cfd" officeooo:paragraph-rsid="001d6cf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dcc3c" officeooo:paragraph-rsid="001dcc3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eabde" officeooo:paragraph-rsid="001eabd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ebef9" officeooo:paragraph-rsid="001ebef9"/>
    </style:style>
    <style:style style:name="T1" style:family="text">
      <style:text-properties fo:font-variant="normal" fo:text-transform="none" fo:color="#333333" loext:opacity="100%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4" style:family="text">
      <style:text-properties officeooo:rsid="001dcc3c"/>
    </style:style>
    <style:style style:name="T5" style:family="text">
      <style:text-properties officeooo:rsid="001eabde"/>
    </style:style>
    <style:style style:name="T6" style:family="text">
      <style:text-properties officeooo:rsid="001eb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nunciado</text:h>
      <text:p text:style-name="P3"><text:span text:style-name="T1">Implemente um projeto no qual serão inseridos números de forma ordenada, e que atenda as especificações a seguir: </text:span><text:line-break/><text:span text:style-name="T2"> </text:span><text:line-break/><text:span text:style-name="Strong_20_Emphasis"><text:span text:style-name="T1">Passo 1:</text:span></text:span><text:span text:style-name="T2"> </text:span><text:span text:style-name="T1">Insira os números [1, 2, 3, 4 e 5] em uma lista - com 5 células; </text:span><text:line-break/><text:span text:style-name="Strong_20_Emphasis"><text:span text:style-name="T1">Passo 2:</text:span></text:span><text:span text:style-name="T2"> </text:span><text:span text:style-name="T1">Remova todos os dados da lista e insira-os em uma Pilha - com 5 células. Deve-se sempre remover os dados da célula inicial da lista; </text:span><text:line-break/><text:span text:style-name="Strong_20_Emphasis"><text:span text:style-name="T1">Passo 3:</text:span></text:span><text:span text:style-name="T2"> </text:span><text:span text:style-name="T1">Remova os dados da Pilha e insira-os em uma Fila - com 10 células); </text:span><text:line-break/><text:span text:style-name="Strong_20_Emphasis"><text:span text:style-name="T1">Passo 4:</text:span></text:span><text:span text:style-name="T2"> </text:span><text:span text:style-name="T1">Insira os números [6, 7, 8, 9 e 10] na lista; </text:span><text:line-break/><text:span text:style-name="Strong_20_Emphasis"><text:span text:style-name="T1">Passo 5:</text:span></text:span><text:span text:style-name="T2"> </text:span><text:span text:style-name="T1">Repita os passos 2 e 3. </text:span><text:line-break/><text:span text:style-name="Strong_20_Emphasis"><text:span text:style-name="T1">Passo 6:</text:span></text:span><text:span text:style-name="T2"> </text:span><text:span text:style-name="T1">Exiba todos os números que foram inseridos na fila. </text:span><text:line-break/><text:span text:style-name="T2"> </text:span><text:line-break/><text:span text:style-name="T1">Analise a ordem dos números exibidos e verifique se estão na mesma forma que foram inseridos. Se a exibição foi diferente, justifique o ocorrido. </text:span><text:line-break/><text:span text:style-name="T2"> </text:span><text:line-break/><text:span text:style-name="T1">O programa desenvolvido pelo aluno e a sua justificativa deverá ser postado em um ambiente virtual. Esse programa será avaliado pelo tutor responsável pela disciplina. </text:span> </text:p>
      <text:h text:style-name="P2" text:outline-level="2">Resposta:</text:h>
      <text:p text:style-name="P5">Nas estruturas pedidas no enunciado temos maneiras diferentes de ordenação:</text:p>
      <text:p text:style-name="P5">Alista é ordenada, assim a ordem em que insiro os elementos continuará ao usar um laço para iterar os elementos, na fila usamos do conceito LIFO(last in first out-último a entrar primeiro a sair)assim as iterações vão seguir esse conceito.</text:p>
      <text:p text:style-name="P5">Na fila usamos o FIFO(First in first out – primeiro a entrar ,primeiro a sair<text:span text:style-name="T4">) o que também sera respeitado ao ocorrer a iteração na estrutura.</text:span></text:p>
      <text:p text:style-name="P5">Portanto, na nossa ordem primeiro passamos por uma Lista, depois colocamos os elementos dessa Lista em ordem em uma Pilha, esvaziando a Lista e depois os colocamos em uma Fila, esvaziando a Pilha.</text:p>
      <text:p text:style-name="P6">Sendo assim teremos a seguinte impressão na lista:</text:p>
      <text:p text:style-name="P6">1 2 3 4 5, ou seja, foi mantida a inserção, o primeiro a ser colocado foi o primeiro a sair.</text:p>
      <text:p text:style-name="P6">A pilha teve a seguinte impressão:</text:p>
      <text:p text:style-name="P6">5 4 3 2 1, isso foi devido o último a ser colocado foi o primeiro a sair, portanto a ordem foi invertida, <text:span text:style-name="T5">o que quer dizer que ele entrou invertido na Fila.</text:span></text:p>
      <text:p text:style-name="P7">Depois foi pedido para repetirmos o processo de inserção com os números de 6 a 10 na Lista e na Fila, que<text:span text:style-name="T6"> no momento estão vazias que vai nos dar esse resultado na impressão da Lista:</text:span></text:p>
      <text:p text:style-name="P8">6 7 8 9 10, e na pilha 10 9 8 7 6.</text:p>
      <text:p text:style-name="P8">E depois teremos a impressão da fila resultante com 10 elementos na seguinte ordem:</text:p>
      <text:p text:style-name="P8">5 4 3 2 1 10 9 8 7 6.</text:p>
      <text:p text:style-name="P4"><text:span text:style-name="T6">Isso foi devido porque foi inserido na Fila na ordem de saída da pilha os números de 1 a 5 e depois <text:s/>a ordem de saída da Pilha contendo os números de 6 a 10,</text:span><text:span text:style-name="T3">foram inseridos estes números depois do último elemento da primeira inserção que era o 1.</text:span> </text:p>
      <text:p text:style-name="P7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9:03:13.979000000</meta:creation-date>
    <dc:date>2022-04-03T19:41:20.207000000</dc:date>
    <meta:editing-duration>PT6M35S</meta:editing-duration>
    <meta:editing-cycles>1</meta:editing-cycles>
    <meta:document-statistic meta:table-count="0" meta:image-count="0" meta:object-count="0" meta:page-count="1" meta:paragraph-count="16" meta:word-count="460" meta:character-count="2456" meta:non-whitespace-character-count="1993"/>
    <meta:generator>LibreOffice/7.3.2.2$Windows_X86_64 LibreOffice_project/49f2b1bff42cfccbd8f788c8dc32c1c309559be0</meta:generator>
  </office:meta>
</office:document-meta>
</file>